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background-color="#ff6600"/>
    </style:style>
    <style:style style:name="P3" style:family="paragraph" style:parent-style-name="Standard">
      <style:text-properties fo:language="ru" fo:country="RU" fo:background-color="transparen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fo:background-color="#ff6600"/>
    </style:style>
    <style:style style:name="P6" style:family="paragraph" style:parent-style-name="Standard">
      <style:text-properties fo:color="#800000" fo:language="ru" fo:country="RU" fo:background-color="#ff6600"/>
    </style:style>
    <style:style style:name="P7" style:family="paragraph" style:parent-style-name="Standard">
      <style:text-properties fo:color="#000000" fo:language="ru" fo:country="RU" fo:background-color="#ff6600"/>
    </style:style>
    <style:style style:name="P8" style:family="paragraph" style:parent-style-name="Standard">
      <style:text-properties fo:color="#000000" fo:language="en" fo:country="US" fo:background-color="#ff6600"/>
    </style:style>
    <style:style style:name="P9" style:family="paragraph" style:parent-style-name="Standard">
      <style:paragraph-properties fo:margin-left="0cm" fo:margin-right="0cm" fo:text-indent="1.245cm" style:auto-text-indent="false"/>
    </style:style>
    <style:style style:name="P10" style:family="paragraph" style:parent-style-name="Standard">
      <style:paragraph-properties fo:margin-left="0cm" fo:margin-right="0cm" fo:text-indent="1.245cm" style:auto-text-indent="false"/>
      <style:text-properties fo:language="ru" fo:country="RU"/>
    </style:style>
    <style:style style:name="P11" style:family="paragraph" style:parent-style-name="Standard">
      <style:paragraph-properties fo:margin-left="0cm" fo:margin-right="0cm" fo:text-indent="1.245cm" style:auto-text-indent="false"/>
      <style:text-properties fo:language="ru" fo:country="RU" fo:background-color="#ff6600"/>
    </style:style>
    <style:style style:name="P12" style:family="paragraph" style:parent-style-name="Standard">
      <style:paragraph-properties fo:margin-left="0cm" fo:margin-right="0cm" fo:text-indent="1.245cm" style:auto-text-indent="false"/>
      <style:text-properties fo:language="en" fo:country="US"/>
    </style:style>
    <style:style style:name="P13" style:family="paragraph" style:parent-style-name="Standard">
      <style:paragraph-properties fo:margin-left="0cm" fo:margin-right="0cm" fo:text-indent="1.245cm" style:auto-text-indent="false"/>
      <style:text-properties fo:color="#800000" fo:language="ru" fo:country="RU" fo:background-color="#ff6600"/>
    </style:style>
    <style:style style:name="P14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language="ru" fo:country="RU"/>
    </style:style>
    <style:style style:name="P15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language="en" fo:country="US"/>
    </style:style>
    <style:style style:name="P17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language="ru" fo:country="RU"/>
    </style:style>
    <style:style style:name="P18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color="#000000" fo:language="ru" fo:country="RU" fo:background-color="#ff6600"/>
    </style:style>
    <style:style style:name="P19" style:family="paragraph" style:parent-style-name="Standard" style:master-page-name="MP0">
      <style:paragraph-properties style:page-number="auto" fo:break-before="page"/>
      <style:text-properties fo:language="ru" fo:country="RU"/>
    </style:style>
    <style:style style:name="P20" style:family="paragraph" style:parent-style-name="Standard" style:list-style-name="L1"/>
    <style:style style:name="P21" style:family="paragraph" style:parent-style-name="Standard" style:list-style-name="L2"/>
    <style:style style:name="P22" style:family="paragraph" style:parent-style-name="Standard" style:list-style-name="L2">
      <style:text-properties fo:language="ru" fo:country="RU"/>
    </style:style>
    <style:style style:name="P23" style:family="paragraph" style:parent-style-name="Standard" style:list-style-name="L6">
      <style:text-properties fo:language="ru" fo:country="RU"/>
    </style:style>
    <style:style style:name="P24" style:family="paragraph" style:parent-style-name="Standard" style:list-style-name="L7">
      <style:text-properties fo:language="ru" fo:country="RU"/>
    </style:style>
    <style:style style:name="P25" style:family="paragraph" style:parent-style-name="Standard" style:list-style-name="L4">
      <style:text-properties fo:language="ru" fo:country="RU"/>
    </style:style>
    <style:style style:name="P26" style:family="paragraph" style:parent-style-name="Standard" style:list-style-name="L8">
      <style:text-properties fo:language="ru" fo:country="RU"/>
    </style:style>
    <style:style style:name="P27" style:family="paragraph" style:parent-style-name="Standard" style:list-style-name="L9">
      <style:text-properties fo:language="ru" fo:country="RU"/>
    </style:style>
    <style:style style:name="P28" style:family="paragraph" style:parent-style-name="Standard" style:list-style-name="L10">
      <style:text-properties fo:language="ru" fo:country="RU"/>
    </style:style>
    <style:style style:name="P29" style:family="paragraph" style:parent-style-name="Standard" style:list-style-name="L11">
      <style:text-properties fo:language="ru" fo:country="RU"/>
    </style:style>
    <style:style style:name="P30" style:family="paragraph" style:parent-style-name="Standard" style:list-style-name="L12">
      <style:text-properties fo:language="ru" fo:country="RU"/>
    </style:style>
    <style:style style:name="P31" style:family="paragraph" style:parent-style-name="Standard" style:list-style-name="L13">
      <style:text-properties fo:language="ru" fo:country="RU"/>
    </style:style>
    <style:style style:name="P32" style:family="paragraph" style:parent-style-name="Standard" style:list-style-name="L14">
      <style:text-properties fo:language="ru" fo:country="RU"/>
    </style:style>
    <style:style style:name="P33" style:family="paragraph" style:parent-style-name="Standard" style:list-style-name="L15">
      <style:text-properties fo:language="ru" fo:country="RU" fo:background-color="#ff6600"/>
    </style:style>
    <style:style style:name="P34" style:family="paragraph" style:parent-style-name="Standard" style:list-style-name="L16">
      <style:text-properties fo:language="ru" fo:country="RU"/>
    </style:style>
    <style:style style:name="P35" style:family="paragraph" style:parent-style-name="Standard" style:list-style-name="L17">
      <style:text-properties fo:language="ru" fo:country="RU"/>
    </style:style>
    <style:style style:name="P36" style:family="paragraph" style:parent-style-name="Standard" style:list-style-name="L18">
      <style:text-properties fo:language="ru" fo:country="RU"/>
    </style:style>
    <style:style style:name="P37" style:family="paragraph" style:parent-style-name="Standard" style:list-style-name="L19">
      <style:text-properties fo:language="ru" fo:country="RU"/>
    </style:style>
    <style:style style:name="P38" style:family="paragraph" style:parent-style-name="Standard" style:list-style-name="L21">
      <style:text-properties fo:language="ru" fo:country="RU"/>
    </style:style>
    <style:style style:name="P39" style:family="paragraph" style:parent-style-name="Standard" style:list-style-name="L3"/>
    <style:style style:name="P40" style:family="paragraph" style:parent-style-name="Standard" style:list-style-name="L4"/>
    <style:style style:name="P41" style:family="paragraph" style:parent-style-name="Standard" style:list-style-name="L5"/>
    <style:style style:name="P42" style:family="paragraph" style:parent-style-name="Standard" style:list-style-name="L6"/>
    <style:style style:name="P43" style:family="paragraph" style:parent-style-name="Standard" style:list-style-name="L13">
      <style:text-properties fo:color="#000000" fo:language="ru" fo:country="RU" fo:background-color="#ff6600"/>
    </style:style>
    <style:style style:name="P44" style:family="paragraph" style:parent-style-name="Standard" style:list-style-name="L19"/>
    <style:style style:name="P45" style:family="paragraph" style:parent-style-name="Standard" style:list-style-name="L20"/>
    <style:style style:name="T1" style:family="text">
      <style:text-properties fo:language="ru" fo:country="RU"/>
    </style:style>
    <style:style style:name="T2" style:family="text">
      <style:text-properties fo:language="ru" fo:country="RU" style:language-asian="ru" style:country-asian="RU" style:language-complex="ar" style:country-complex="SA"/>
    </style:style>
    <style:style style:name="T3" style:family="text">
      <style:text-properties fo:language="ru" fo:country="RU" fo:background-color="#ff6600"/>
    </style:style>
    <style:style style:name="T4" style:family="text">
      <style:text-properties fo:language="ru" fo:country="RU" fo:background-color="transparent"/>
    </style:style>
    <style:style style:name="T5" style:family="text">
      <style:text-properties fo:language="en" fo:country="US"/>
    </style:style>
    <style:style style:name="T6" style:family="text">
      <style:text-properties fo:language="en" fo:country="US" fo:background-color="#ff6600"/>
    </style:style>
    <style:style style:name="T7" style:family="text">
      <style:text-properties fo:language="en" fo:country="US" fo:background-color="transparent"/>
    </style:style>
    <style:style style:name="T8" style:family="text">
      <style:text-properties fo:language="fr" fo:country="FR"/>
    </style:style>
    <style:style style:name="T9" style:family="text">
      <style:text-properties fo:background-color="#ff660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 text:start-value="7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1 Тестирование сайта ламода</text:p>
      <text:p text:style-name="Standard"><text:span text:style-name="Основной_20_шрифт_20_абзаца"><text:span text:style-name="T1">главная страница. Выбор города</text:span></text:span></text:p>
      <text:list xml:id="list7437132200167068346" text:style-name="L1">
        <text:list-item>
          <text:p text:style-name="P20"><text:span text:style-name="Основной_20_шрифт_20_абзаца"><text:span text:style-name="T1">В выпадающем списке </text:span></text:span></text:p>
          <text:p text:style-name="P20"><text:span text:style-name="Основной_20_шрифт_20_абзаца"><text:span text:style-name="T8">xPath</text:span></text:span><text:span text:style-name="Основной_20_шрифт_20_абзаца"><text:span text:style-name="T1"> //span[contains(text(),'г.')]</text:span></text:span></text:p>
        </text:list-item>
        <text:list-item>
          <text:p text:style-name="P20"><text:span text:style-name="Основной_20_шрифт_20_абзаца"><text:span text:style-name="T1">В</text:span></text:span><text:span text:style-name="Основной_20_шрифт_20_абзаца"><text:span text:style-name="T1">ыбрать город Новосибирск</text:span></text:span></text:p>
        </text:list-item>
      </text:list>
      <text:p text:style-name="Standard"><text:span text:style-name="Основной_20_шрифт_20_абзаца"><text:span text:style-name="T1">Результат: город сменился на Новосибирск </text:span></text:span></text:p>
      <text:p text:style-name="Standard"/>
      <text:p text:style-name="Standard"><text:span text:style-name="Основной_20_шрифт_20_абзаца"><text:span text:style-name="T1">2 Добавление товара в корзину</text:span></text:span></text:p>
      <text:list xml:id="list238759509161977159" text:style-name="L2">
        <text:list-item>
          <text:list>
            <text:list-item>
              <text:list>
                <text:list-item>
                  <text:p text:style-name="P21"><text:span text:style-name="Основной_20_шрифт_20_абзаца"><text:span text:style-name="T1">выбрать карточку товара</text:span></text:span></text:p>
                </text:list-item>
                <text:list-item>
                  <text:p text:style-name="P22">нажать кнопку «добавить в корзину»</text:p>
                </text:list-item>
              </text:list>
            </text:list-item>
          </text:list>
        </text:list-item>
      </text:list>
      <text:p text:style-name="P1">Результат: Товар добавлен в корзину</text:p>
      <text:p text:style-name="P1"/>
      <text:p text:style-name="P1">3 Оформление заказа</text:p>
      <text:list xml:id="list37560821" text:style-name="L2">
        <text:list-item text:start-value="1">
          <text:p text:style-name="P21"><text:span text:style-name="Основной_20_шрифт_20_абзаца"><text:span text:style-name="T1">выбрать карточку товара</text:span></text:span></text:p>
        </text:list-item>
        <text:list-item>
          <text:p text:style-name="P22">нажать кнопку «добавить в корзину»</text:p>
        </text:list-item>
        <text:list-item>
          <text:p text:style-name="P21"><text:span text:style-name="Основной_20_шрифт_20_абзаца"><text:span text:style-name="T1">Заполнить обязательные пункты из сопроводительного файла </text:span></text:span><text:span text:style-name="Основной_20_шрифт_20_абзаца"><text:span text:style-name="T8">“</text:span></text:span><text:span text:style-name="Основной_20_шрифт_20_абзаца"><text:span text:style-name="T5">fake</text:span></text:span><text:span text:style-name="Основной_20_шрифт_20_абзаца"><text:span text:style-name="T8"> user”</text:span></text:span></text:p>
        </text:list-item>
        <text:list-item>
          <text:p text:style-name="P21"><text:span text:style-name="Основной_20_шрифт_20_абзаца"><text:span text:style-name="T1">Нажать на кнопку «Отправить заказ» </text:span></text:span></text:p>
          <text:p text:style-name="P21"><text:span text:style-name="Основной_20_шрифт_20_абзаца"><text:span text:style-name="T5">xPath</text:span></text:span><text:span text:style-name="Основной_20_шрифт_20_абзаца"><text:span text:style-name="T8"> //button[@aria-label='Оформить заказ']</text:span></text:span></text:p>
        </text:list-item>
      </text:list>
      <text:p text:style-name="P1">Результат: Заказ принят</text:p>
      <text:p text:style-name="P1"/>
      <text:p text:style-name="Standard"><text:span text:style-name="Основной_20_шрифт_20_абзаца"><text:span text:style-name="T1">4 Вход в личный кабинет</text:span></text:span></text:p>
      <text:list xml:id="list847372050515947278" text:style-name="L3">
        <text:list-item>
          <text:p text:style-name="P39"><text:span text:style-name="Основной_20_шрифт_20_абзаца"><text:span text:style-name="T1">Открыть форму входа в личный кабинет </text:span></text:span></text:p>
          <text:p text:style-name="P39"><text:span text:style-name="Основной_20_шрифт_20_абзаца"><text:span text:style-name="T8">xPath //a[contains(text(),'Войти')]</text:span></text:span></text:p>
        </text:list-item>
        <text:list-item>
          <text:p text:style-name="P39"><text:span text:style-name="Основной_20_шрифт_20_абзаца"><text:span text:style-name="T1">Заполнить поля логин и пароль из сопроводительного файла </text:span></text:span><text:span text:style-name="Основной_20_шрифт_20_абзаца"><text:span text:style-name="T8">“</text:span></text:span><text:span text:style-name="Основной_20_шрифт_20_абзаца"><text:span text:style-name="T5">fake</text:span></text:span><text:span text:style-name="Основной_20_шрифт_20_абзаца"><text:span text:style-name="T8"> user”</text:span></text:span></text:p>
        </text:list-item>
      </text:list>
      <text:p text:style-name="P1">Результат: Открылся личный кабинет</text:p>
      <text:p text:style-name="P1"/>
      <text:p text:style-name="P1">5 Вход в личный кабинет через соцсети</text:p>
      <text:list xml:id="list37549600" text:style-name="L3">
        <text:list-item text:start-value="1">
          <text:p text:style-name="P39"><text:span text:style-name="Основной_20_шрифт_20_абзаца"><text:span text:style-name="T1">Открыть форму входа в личный кабинет </text:span></text:span></text:p>
          <text:p text:style-name="P39"><text:span text:style-name="Основной_20_шрифт_20_абзаца"><text:span text:style-name="T8">xPath //a[contains(text(),'Войти')] </text:span></text:span></text:p>
        </text:list-item>
        <text:list-item>
          <text:p text:style-name="P39"><text:span text:style-name="Основной_20_шрифт_20_абзаца"><text:span text:style-name="T1">Войти через </text:span></text:span><text:span text:style-name="Основной_20_шрифт_20_абзаца"><text:span text:style-name="T5">GOOGLE </text:span></text:span></text:p>
        </text:list-item>
        <text:list-item>
          <text:p text:style-name="P39"><text:span text:style-name="Основной_20_шрифт_20_абзаца"><text:span text:style-name="T5">Войти через </text:span></text:span><text:span text:style-name="Основной_20_шрифт_20_абзаца"><text:span text:style-name="T1">Вконтакте</text:span></text:span></text:p>
        </text:list-item>
        <text:list-item>
          <text:p text:style-name="P39"><text:span text:style-name="Основной_20_шрифт_20_абзаца"><text:span text:style-name="T1">Войти через </text:span></text:span><text:span text:style-name="Основной_20_шрифт_20_абзаца"><text:span text:style-name="T8">F</text:span></text:span><text:span text:style-name="Основной_20_шрифт_20_абзаца"><text:span text:style-name="T5">acebook</text:span></text:span></text:p>
        </text:list-item>
        <text:list-item>
          <text:p text:style-name="P39"><text:span text:style-name="Основной_20_шрифт_20_абзаца"><text:span text:style-name="T1">Войти через почту </text:span></text:span><text:span text:style-name="Основной_20_шрифт_20_абзаца"><text:span text:style-name="T5">Mail.ru</text:span></text:span></text:p>
        </text:list-item>
      </text:list>
      <text:p text:style-name="Standard"><text:span text:style-name="Основной_20_шрифт_20_абзаца"><text:span text:style-name="T5">Результат: Открылся личный кабинет</text:span></text:span></text:p>
      <text:p text:style-name="P1"/>
      <text:p text:style-name="P1">6 Окно восстановления пароля</text:p>
      <text:list xml:id="list37558454" text:style-name="L3">
        <text:list-item text:start-value="1">
          <text:p text:style-name="P39"><text:span text:style-name="Основной_20_шрифт_20_абзаца"><text:span text:style-name="T1">Открыть форму входа в личный кабинет </text:span></text:span></text:p>
          <text:p text:style-name="P39"><text:span text:style-name="Основной_20_шрифт_20_абзаца"><text:span text:style-name="T8">xPath //a[contains(text(),'Войти')] </text:span></text:span><text:span text:style-name="Основной_20_шрифт_20_абзаца"><text:span text:style-name="T8"><text:s/></text:span></text:span></text:p>
        </text:list-item>
        <text:list-item>
          <text:p text:style-name="P39"><text:span text:style-name="Основной_20_шрифт_20_абзаца"><text:span text:style-name="T1">Выбрать поле «Забыли пароль» </text:span></text:span></text:p>
          <text:p text:style-name="P39"><text:span text:style-name="Основной_20_шрифт_20_абзаца"><text:span text:style-name="T5">xPath</text:span></text:span><text:span text:style-name="Основной_20_шрифт_20_абзаца"><text:span text:style-name="T1"> //a[contains(text(),'Забыли')]</text:span></text:span></text:p>
        </text:list-item>
        <text:list-item>
          <text:p text:style-name="P39"><text:span text:style-name="Основной_20_шрифт_20_абзаца"><text:span text:style-name="T1">Ввести почту из сопроводительного файла </text:span></text:span><text:span text:style-name="Основной_20_шрифт_20_абзаца"><text:span text:style-name="T1">“</text:span></text:span><text:span text:style-name="Основной_20_шрифт_20_абзаца"><text:span text:style-name="T5">fake</text:span></text:span><text:span text:style-name="Основной_20_шрифт_20_абзаца"><text:span text:style-name="T1"> </text:span></text:span><text:span text:style-name="Основной_20_шрифт_20_абзаца"><text:span text:style-name="T5">user</text:span></text:span><text:span text:style-name="Основной_20_шрифт_20_абзаца"><text:span text:style-name="T1">”</text:span></text:span></text:p>
        </text:list-item>
      </text:list>
      <text:p text:style-name="P1">Результат: На почту пришло письмо со ссылкой на страницу восстановления пароля</text:p>
      <text:p text:style-name="P1"/>
      <text:p text:style-name="P1">7 Поиск товара на сайте</text:p>
      <text:list xml:id="list9113597271776444598" text:style-name="L4">
        <text:list-item>
          <text:list>
            <text:list-item>
              <text:list>
                <text:list-item>
                  <text:p text:style-name="P40"><text:span text:style-name="Основной_20_шрифт_20_абзаца"><text:span text:style-name="T1">В строку поиска </text:span></text:span></text:p>
                  <text:p text:style-name="P40"><text:span text:style-name="Основной_20_шрифт_20_абзаца"><text:span text:style-name="T5">xPath</text:span></text:span><text:span text:style-name="Основной_20_шрифт_20_абзаца"><text:span text:style-name="T1"> //input[@placeholder='Поиск']</text:span></text:span></text:p>
                </text:list-item>
              </text:list>
            </text:list-item>
          </text:list>
        </text:list-item>
      </text:list>
      <text:p text:style-name="P1">Результат: открывается страница со списком всех пальто</text:p>
      <text:p text:style-name="P1"/>
      <text:p text:style-name="P1">8 Сортировка выдачи по основным фильтрам</text:p>
      <text:list xml:id="list37553453" text:style-name="L4">
        <text:list-item>
          <text:list>
            <text:list-item>
              <text:list>
                <text:list-item text:start-value="1">
                  <text:p text:style-name="P40"><text:span text:style-name="Основной_20_шрифт_20_абзаца"><text:span text:style-name="T1">Выбрать любую категорию товаров.</text:span></text:span></text:p>
                </text:list-item>
                <text:list-item>
                  <text:p text:style-name="P40"><text:span text:style-name="Основной_20_шрифт_20_абзаца"><text:span text:style-name="T1">Отсортировать по «Возрастанию цены»</text:span></text:span></text:p>
                </text:list-item>
              </text:list>
            </text:list-item>
          </text:list>
        </text:list-item>
      </text:list>
      <text:p text:style-name="Standard"><text:span text:style-name="Основной_20_шрифт_20_абзаца"><text:span text:style-name="T1">Результат: Сортировка в соответствии с выбранным параметром</text:span></text:span></text:p>
      <text:p text:style-name="Standard"><text:soft-page-break/></text:p>
      <text:p text:style-name="Standard"><text:span text:style-name="Основной_20_шрифт_20_абзаца"><text:span text:style-name="T1">9 Категория </text:span></text:span><text:span text:style-name="Основной_20_шрифт_20_абзаца"><text:span text:style-name="T5">«Sale»</text:span></text:span></text:p>
      <text:list xml:id="list6020592273930081285" text:style-name="L5">
        <text:list-item>
          <text:list>
            <text:list-item>
              <text:list>
                <text:list-item>
                  <text:p text:style-name="P41"><text:span text:style-name="Основной_20_шрифт_20_абзаца"><text:span text:style-name="T1">Перейти категорию</text:span></text:span></text:p>
                </text:list-item>
              </text:list>
            </text:list-item>
          </text:list>
        </text:list-item>
      </text:list>
      <text:p text:style-name="P1">Результат: открылся список товаров со скидкой</text:p>
      <text:p text:style-name="P1"/>
      <text:p text:style-name="Standard"><text:span text:style-name="Основной_20_шрифт_20_абзаца"><text:span text:style-name="T5">10</text:span></text:span><text:span text:style-name="Основной_20_шрифт_20_абзаца"><text:span text:style-name="T1"> Сортировка выдачи по материалу</text:span></text:span></text:p>
      <text:list xml:id="list37560289" text:style-name="L4">
        <text:list-item>
          <text:list>
            <text:list-item>
              <text:list>
                <text:list-item text:start-value="1">
                  <text:p text:style-name="P40"><text:span text:style-name="Основной_20_шрифт_20_абзаца"><text:span text:style-name="T1">Выбрать любую категорию товаров.</text:span></text:span></text:p>
                </text:list-item>
                <text:list-item>
                  <text:p text:style-name="P40"><text:span text:style-name="Основной_20_шрифт_20_абзаца"><text:span text:style-name="T1">Отсортировать по материалу</text:span></text:span></text:p>
                </text:list-item>
              </text:list>
            </text:list-item>
          </text:list>
        </text:list-item>
      </text:list>
      <text:p text:style-name="P1">Результат: Сортировка в соответствии с выбранным параметром</text:p>
      <text:p text:style-name="P1"/>
      <text:p text:style-name="Standard"><text:span text:style-name="Основной_20_шрифт_20_абзаца"><text:span text:style-name="T5">11</text:span></text:span><text:span text:style-name="Основной_20_шрифт_20_абзаца"><text:span text:style-name="T1"> Сортировка выдачи по цвету</text:span></text:span></text:p>
      <text:list xml:id="list37545300" text:style-name="L4">
        <text:list-item>
          <text:list>
            <text:list-item>
              <text:list>
                <text:list-item text:start-value="1">
                  <text:p text:style-name="P40"><text:span text:style-name="Основной_20_шрифт_20_абзаца"><text:span text:style-name="T1">Выбрать любую категорию товаров.</text:span></text:span></text:p>
                </text:list-item>
                <text:list-item>
                  <text:p text:style-name="P40"><text:span text:style-name="Основной_20_шрифт_20_абзаца"><text:span text:style-name="T1">Отсортировать по цвету</text:span></text:span></text:p>
                </text:list-item>
              </text:list>
            </text:list-item>
          </text:list>
        </text:list-item>
      </text:list>
      <text:p text:style-name="P1">Результат: Сортировка в соответствии с выбранным параметром<text:tab/></text:p>
      <text:p text:style-name="P1"/>
      <text:p text:style-name="Standard"><text:span text:style-name="Основной_20_шрифт_20_абзаца"><text:span text:style-name="T5">12</text:span></text:span><text:span text:style-name="Основной_20_шрифт_20_абзаца"><text:span text:style-name="T1"> Сортировка выдачи по размеру</text:span></text:span></text:p>
      <text:list xml:id="list37544796" text:style-name="L4">
        <text:list-item>
          <text:list>
            <text:list-item>
              <text:list>
                <text:list-item text:start-value="1">
                  <text:p text:style-name="P40"><text:span text:style-name="Основной_20_шрифт_20_абзаца"><text:span text:style-name="T1">Выбрать любую категорию товаров.</text:span></text:span></text:p>
                </text:list-item>
                <text:list-item>
                  <text:p text:style-name="P40"><text:span text:style-name="Основной_20_шрифт_20_абзаца"><text:span text:style-name="T1">Отсортировать по размеру</text:span></text:span></text:p>
                </text:list-item>
              </text:list>
            </text:list-item>
          </text:list>
        </text:list-item>
      </text:list>
      <text:p text:style-name="P1">Результат: Сортировка в соответствии с выбранным параметром</text:p>
      <text:p text:style-name="P1"/>
      <text:p text:style-name="Standard"><text:span text:style-name="Основной_20_шрифт_20_абзаца"><text:span text:style-name="T5">13</text:span></text:span><text:span text:style-name="Основной_20_шрифт_20_абзаца"><text:span text:style-name="T1"> Сортировка выдачи по бренду</text:span></text:span></text:p>
      <text:list xml:id="list37557010" text:style-name="L4">
        <text:list-item>
          <text:list>
            <text:list-item>
              <text:list>
                <text:list-item text:start-value="1">
                  <text:p text:style-name="P40"><text:span text:style-name="Основной_20_шрифт_20_абзаца"><text:span text:style-name="T1">Выбрать любую категорию товаров.</text:span></text:span></text:p>
                </text:list-item>
                <text:list-item>
                  <text:p text:style-name="P40"><text:span text:style-name="Основной_20_шрифт_20_абзаца"><text:span text:style-name="T1">Отсортировать по бренду</text:span></text:span></text:p>
                </text:list-item>
              </text:list>
            </text:list-item>
          </text:list>
        </text:list-item>
      </text:list>
      <text:p text:style-name="P1">Результат: Сортировка в соответствии с выбранным параметром</text:p>
      <text:p text:style-name="P1"/>
      <text:p text:style-name="Standard"><text:span text:style-name="Основной_20_шрифт_20_абзаца"><text:span text:style-name="T5">14</text:span></text:span><text:span text:style-name="Основной_20_шрифт_20_абзаца"><text:span text:style-name="T1"> Сортировка выдачи по цене</text:span></text:span></text:p>
      <text:list xml:id="list37554100" text:style-name="L4">
        <text:list-item>
          <text:list>
            <text:list-item>
              <text:list>
                <text:list-item text:start-value="1">
                  <text:p text:style-name="P40"><text:span text:style-name="Основной_20_шрифт_20_абзаца"><text:span text:style-name="T1">Выбрать любую категорию товаров.</text:span></text:span></text:p>
                </text:list-item>
                <text:list-item>
                  <text:p text:style-name="P40"><text:span text:style-name="Основной_20_шрифт_20_абзаца"><text:span text:style-name="T1">В выпадающем окне в поле «от» вести значение 1 000 в поле «до» ввести значение 10 000</text:span></text:span></text:p>
                </text:list-item>
              </text:list>
            </text:list-item>
          </text:list>
        </text:list-item>
      </text:list>
      <text:p text:style-name="P1">Результат: Выдача товара в выбранном ценовом диапазоне</text:p>
      <text:p text:style-name="P1"/>
      <text:p text:style-name="P1">15 Сортировка выдачи по цене. Отрицательное число</text:p>
      <text:list xml:id="list37542640" text:style-name="L4">
        <text:list-item>
          <text:list>
            <text:list-item>
              <text:list>
                <text:list-item text:start-value="1">
                  <text:p text:style-name="P40"><text:span text:style-name="Основной_20_шрифт_20_абзаца"><text:span text:style-name="T1">Выбрать любую категорию товаров.</text:span></text:span></text:p>
                </text:list-item>
                <text:list-item>
                  <text:p text:style-name="P40"><text:span text:style-name="Основной_20_шрифт_20_абзаца"><text:span text:style-name="T1">В выпадающем окне в поле «от» вести значение -1 в поле «до» ввести значение 10 000</text:span></text:span></text:p>
                </text:list-item>
              </text:list>
            </text:list-item>
          </text:list>
        </text:list-item>
      </text:list>
      <text:p text:style-name="P1">Результат: Выдача товара в выбранном ценовом диапазоне</text:p>
      <text:p text:style-name="P1"/>
      <text:p text:style-name="P1">16 Сортировка выдачи по цене. Незаполненные поля</text:p>
      <text:list xml:id="list37542019" text:style-name="L4">
        <text:list-item>
          <text:list>
            <text:list-item>
              <text:list>
                <text:list-item text:start-value="1">
                  <text:p text:style-name="P40"><text:span text:style-name="Основной_20_шрифт_20_абзаца"><text:span text:style-name="T1">Выбрать любую категорию товаров.</text:span></text:span></text:p>
                </text:list-item>
                <text:list-item>
                  <text:p text:style-name="P40"><text:span text:style-name="Основной_20_шрифт_20_абзаца"><text:span text:style-name="T1">В выпадающем окне в поле «от» вести значение 1 000 поле «до» оставить пустым</text:span></text:span></text:p>
                </text:list-item>
              </text:list>
            </text:list-item>
          </text:list>
        </text:list-item>
      </text:list>
      <text:p text:style-name="P1">Результат: Выдача товара стоимостью больше 1 000 рублей</text:p>
      <text:p text:style-name="P1"/>
      <text:p text:style-name="P1">17. Добавление в корзину последнего товара на складе </text:p>
      <text:p text:style-name="P1"><text:tab/>1. Из профиля 1 добавить в корзину товар, у которого на складе представлена только одна позиция.</text:p>
      <text:p text:style-name="P1"><text:tab/>2. Из профиля 2 добавить в корзину этот же товар. </text:p>
      <text:p text:style-name="P1">Результат: Товар добавляется в корзину в обоих случаях.</text:p>
      <text:p text:style-name="P1"/>
      <text:p text:style-name="P1">18. Покупка последнего товара на складе</text:p>
      <text:p text:style-name="P1"><text:tab/>1. Из профиля 1 добавить в корзину товар, у которого на складе представлена только одна позиция.</text:p>
      <text:p text:style-name="P1"><text:soft-page-break/><text:tab/>2. Из профиля 2 добавить в корзину этот же товар. </text:p>
      <text:p text:style-name="P1"><text:tab/>3. Заказать доставку товара из профиля 1</text:p>
      <text:p text:style-name="P1"><text:tab/>4. Заказать доставку товара из профиля 2.</text:p>
      <text:p text:style-name="P1">Результат: В профиле 2 появляется сообщение: товар закончился.</text:p>
      <text:p text:style-name="P1"/>
      <text:p text:style-name="P1">19. Добавление в корзину товаров в количестве большем чем доступно на складе</text:p>
      <text:p text:style-name="P10">1. Добавить в корзину любой товар</text:p>
      <text:p text:style-name="P10">2. Перейти в корзину. </text:p>
      <text:p text:style-name="P10">3. Увеличить количество товара в корзине на «его остаток на складе +1»</text:p>
      <text:p text:style-name="P1">Результат: Невозможно добавить в корзину больше чем складской остаток</text:p>
      <text:p text:style-name="P1"/>
      <text:p text:style-name="P1">20. Удаление из корзины</text:p>
      <text:p text:style-name="P10">1. Добавить в корзину любой товар</text:p>
      <text:p text:style-name="P10">2. Перейти в корзину. </text:p>
      <text:p text:style-name="P10">3. Удалить товар</text:p>
      <text:p text:style-name="P1">Результат: Товар удален из корзины</text:p>
      <text:p text:style-name="P1"/>
      <text:p text:style-name="P1">20. Удаление из корзины и покупка</text:p>
      <text:p text:style-name="P10">1. Добавить в корзину два разных товара</text:p>
      <text:p text:style-name="P10">2. Перейти в корзину. </text:p>
      <text:p text:style-name="P10">3. Удалить товар 1</text:p>
      <text:p text:style-name="P10">4. Оформить заказ</text:p>
      <text:p text:style-name="P1">Результат: В заказе продолжает отображаться только товар 2</text:p>
      <text:p text:style-name="P1"/>
      <text:p text:style-name="P1">21. Учитываемость скидки при расчете</text:p>
      <text:p text:style-name="Standard"><text:span text:style-name="Основной_20_шрифт_20_абзаца"><text:span text:style-name="T1"><text:tab/>1. Зайти в раздел </text:span></text:span><text:span text:style-name="Основной_20_шрифт_20_абзаца"><text:span text:style-name="T5">Sale</text:span></text:span></text:p>
      <text:p text:style-name="Standard"><text:span text:style-name="Основной_20_шрифт_20_абзаца"><text:span text:style-name="T5"><text:tab/>2. </text:span></text:span><text:span text:style-name="Основной_20_шрифт_20_абзаца"><text:span text:style-name="T1">Добавить в корзину 2 товара</text:span></text:span></text:p>
      <text:p text:style-name="P1"><text:tab/>3. Перейти в корзину</text:p>
      <text:p text:style-name="P1">Результат: Финальная стоимость указана с учетом скидки</text:p>
      <text:p text:style-name="P1"/>
      <text:p text:style-name="P3">22. Добавление товаров в избранное</text:p>
      <text:p text:style-name="P3"><text:tab/>1. Открыть любую категорию</text:p>
      <text:p text:style-name="P3"><text:tab/>2. Нажать кнопку «Добавить в избранное»</text:p>
      <text:p text:style-name="Standard"><text:span text:style-name="Основной_20_шрифт_20_абзаца"><text:span text:style-name="T4"><text:tab/></text:span></text:span><text:span text:style-name="Основной_20_шрифт_20_абзаца"><text:span text:style-name="T7">xPath //div[contains(@class,'heart')]</text:span></text:span></text:p>
      <text:p text:style-name="P3"/>
      <text:p text:style-name="P3">Результат: Товар добавлен в избранное</text:p>
      <text:p text:style-name="P1"/>
      <text:p text:style-name="P1">23. Удаление товаров из избранного</text:p>
      <text:p text:style-name="P10">1. Открыть любую категорию</text:p>
      <text:p text:style-name="P1"><text:tab/>2. Нажать кнопку «Добавить в избранное»</text:p>
      <text:p text:style-name="Standard"><text:span text:style-name="Основной_20_шрифт_20_абзаца"><text:span text:style-name="T1"><text:tab/></text:span></text:span><text:span text:style-name="Основной_20_шрифт_20_абзаца"><text:span text:style-name="T5">xPath //div[contains(@class,'heart')]</text:span></text:span></text:p>
      <text:p text:style-name="P10">3. Открыть «Избранное» </text:p>
      <text:p text:style-name="Standard"><text:span text:style-name="Основной_20_шрифт_20_абзаца"><text:span text:style-name="T5"><text:tab/>xPath</text:span></text:span><text:span text:style-name="Основной_20_шрифт_20_абзаца"><text:span text:style-name="T1"> //a[@href='/wishlist/']</text:span></text:span></text:p>
      <text:p text:style-name="P14">4. Нажать кнопку «Удалить из избранного»</text:p>
      <text:p text:style-name="P4">xPath //*[@id="vue-root"]/div/div[2]/div[2]/div[3]/div/div[1]/div[1]/a/div/div/div[3]/div/div</text:p>
      <text:p text:style-name="P1"/>
      <text:p text:style-name="P1">Результат: Товар удален из избранного</text:p>
      <text:p text:style-name="P1"/>
      <text:p text:style-name="P1">26. Добавление товаров в корзину из избранного</text:p>
      <text:p text:style-name="P10">1. Открыть любую категорию</text:p>
      <text:p text:style-name="P1"><text:tab/>2. Нажать кнопку «Добавить в избранное»</text:p>
      <text:p text:style-name="Standard"><text:span text:style-name="Основной_20_шрифт_20_абзаца"><text:span text:style-name="T1"><text:tab/></text:span></text:span><text:span text:style-name="Основной_20_шрифт_20_абзаца"><text:span text:style-name="T5">xPath //div[@class='icon icon_heart-catalog icon_direction-down icon_32 </text:span></text:span><text:soft-page-break/><text:span text:style-name="Основной_20_шрифт_20_абзаца"><text:span text:style-name="T5">Kt8S1_tj7F0otbYDAT3vh']</text:span></text:span></text:p>
      <text:p text:style-name="P10">3. Открыть «Избранное» </text:p>
      <text:p text:style-name="Standard"><text:span text:style-name="Основной_20_шрифт_20_абзаца"><text:span text:style-name="T5">xPath</text:span></text:span><text:span text:style-name="Основной_20_шрифт_20_абзаца"><text:span text:style-name="T1"> /</text:span></text:span><text:span text:style-name="Основной_20_шрифт_20_абзаца"><text:span text:style-name="T5">html</text:span></text:span><text:span text:style-name="Основной_20_шрифт_20_абзаца"><text:span text:style-name="T1">/</text:span></text:span><text:span text:style-name="Основной_20_шрифт_20_абзаца"><text:span text:style-name="T5">body</text:span></text:span><text:span text:style-name="Основной_20_шрифт_20_абзаца"><text:span text:style-name="T1">/</text:span></text:span><text:span text:style-name="Основной_20_шрифт_20_абзаца"><text:span text:style-name="T5">div</text:span></text:span><text:span text:style-name="Основной_20_шрифт_20_абзаца"><text:span text:style-name="T1">[1]/</text:span></text:span><text:span text:style-name="Основной_20_шрифт_20_абзаца"><text:span text:style-name="T5">div</text:span></text:span><text:span text:style-name="Основной_20_шрифт_20_абзаца"><text:span text:style-name="T1">[2]/</text:span></text:span><text:span text:style-name="Основной_20_шрифт_20_абзаца"><text:span text:style-name="T5">div</text:span></text:span><text:span text:style-name="Основной_20_шрифт_20_абзаца"><text:span text:style-name="T1">/</text:span></text:span><text:span text:style-name="Основной_20_шрифт_20_абзаца"><text:span text:style-name="T5">div</text:span></text:span><text:span text:style-name="Основной_20_шрифт_20_абзаца"><text:span text:style-name="T1">/</text:span></text:span><text:span text:style-name="Основной_20_шрифт_20_абзаца"><text:span text:style-name="T5">a</text:span></text:span><text:span text:style-name="Основной_20_шрифт_20_абзаца"><text:span text:style-name="T1">[1]</text:span></text:span></text:p>
      <text:p text:style-name="P14">4. Нажать кнопку «Добавить в корзину»</text:p>
      <text:p text:style-name="P4">xPath //*[@id="vue-root"]/div/div[2]/div[2]/div[3]/div/div[2]/div[1]/div/div[3]/div/div/div/button/span</text:p>
      <text:p text:style-name="P1"/>
      <text:p text:style-name="P1">Результат: Товар добавлен в корзину</text:p>
      <text:p text:style-name="P1"/>
      <text:p text:style-name="P1">27. Заказ более 10 товаров</text:p>
      <text:p text:style-name="P10">1. Добавить в корзину любой товар</text:p>
      <text:p text:style-name="P10">2. Перейти в корзину</text:p>
      <text:p text:style-name="P10">3. Увеличить количество товара до 11 штук</text:p>
      <text:p text:style-name="P1">Результат: Сообщение: Обратите внимание: примерка и частичный выкуп доступны при заказе не более 10 товаров</text:p>
      <text:p text:style-name="P1"/>
      <text:p text:style-name="P1">28. Использование промокода</text:p>
      <text:p text:style-name="P10">1. Добавить в корзину любой товар</text:p>
      <text:p text:style-name="P10">2. Перейти в корзину</text:p>
      <text:p text:style-name="P10">3. В поле «Промокод» ввести слово АКЦИЯ11</text:p>
      <text:p text:style-name="P1">Результат: Акция не найдена</text:p>
      <text:p text:style-name="P1"/>
      <text:p text:style-name="P6">29. Использование промокода</text:p>
      <text:p text:style-name="P13">1. Добавить в корзину любой товар</text:p>
      <text:p text:style-name="P13">2. Перейти в корзину</text:p>
      <text:p text:style-name="P13">3. В поле «Промокод» ввести слово 0598457Н69</text:p>
      <text:p text:style-name="P6">Результат: Акция не найдена</text:p>
      <text:p text:style-name="P6"/>
      <text:p text:style-name="P6">30. Использование промокода</text:p>
      <text:p text:style-name="P13">1. Добавить в корзину любой товар</text:p>
      <text:p text:style-name="P13">2. Перейти в корзину</text:p>
      <text:p text:style-name="P13">3. В поле «Промокод» ввести слово 000000000</text:p>
      <text:p text:style-name="P6">Результат: Акция не найдена</text:p>
      <text:p text:style-name="P6"/>
      <text:p text:style-name="P6">Одинаковые сценарии. В </text:p>
      <text:p text:style-name="P1"/>
      <text:p text:style-name="P1">31. Использование подарочного сертификата</text:p>
      <text:list xml:id="list7868835548367816844" text:style-name="L6">
        <text:list-item>
          <text:p text:style-name="P23">Добавить в корзину любой товар</text:p>
        </text:list-item>
        <text:list-item>
          <text:p text:style-name="P23">Перейти в корзину </text:p>
        </text:list-item>
        <text:list-item>
          <text:p text:style-name="P23">Перейти на страницу добавления сертификата </text:p>
        </text:list-item>
      </text:list>
      <text:p text:style-name="P15"><text:span text:style-name="Основной_20_шрифт_20_абзаца"><text:span text:style-name="T5">xPath</text:span></text:span><text:span text:style-name="Основной_20_шрифт_20_абзаца"><text:span text:style-name="T1"> //*[@</text:span></text:span><text:span text:style-name="Основной_20_шрифт_20_абзаца"><text:span text:style-name="T5">id</text:span></text:span><text:span text:style-name="Основной_20_шрифт_20_абзаца"><text:span text:style-name="T1">="</text:span></text:span><text:span text:style-name="Основной_20_шрифт_20_абзаца"><text:span text:style-name="T5">vue</text:span></text:span><text:span text:style-name="Основной_20_шрифт_20_абзаца"><text:span text:style-name="T1">-</text:span></text:span><text:span text:style-name="Основной_20_шрифт_20_абзаца"><text:span text:style-name="T5">root</text:span></text:span><text:span text:style-name="Основной_20_шрифт_20_абзаца"><text:span text:style-name="T1">"]/</text:span></text:span><text:span text:style-name="Основной_20_шрифт_20_абзаца"><text:span text:style-name="T5">div</text:span></text:span><text:span text:style-name="Основной_20_шрифт_20_абзаца"><text:span text:style-name="T1">/</text:span></text:span><text:span text:style-name="Основной_20_шрифт_20_абзаца"><text:span text:style-name="T5">div/div[2]/div[1]/div[4]/form/div[2]/div[2]/div[2]/div[1]/div[3]/div[2]/div/a</text:span></text:span></text:p>
      <text:list xml:id="list38325785" text:continue-numbering="true" text:style-name="L6">
        <text:list-item>
          <text:p text:style-name="P42"><text:span text:style-name="Основной_20_шрифт_20_абзаца"><text:span text:style-name="T1">Добавить сертификат из сопроводительного файла </text:span></text:span><text:span text:style-name="Основной_20_шрифт_20_абзаца"><text:span text:style-name="T1">“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certificate</text:span></text:span><text:span text:style-name="Основной_20_шрифт_20_абзаца"><text:span text:style-name="T1">”</text:span></text:span></text:p>
        </text:list-item>
        <text:list-item>
          <text:p text:style-name="P23">Активировать сертификат</text:p>
        </text:list-item>
      </text:list>
      <text:p text:style-name="P1">Результат: Подарочный сертификат добавлен, стоимость заказа пересчитана <text:s/>с учетом суммы сертификата.</text:p>
      <text:p text:style-name="P1"/>
      <text:p text:style-name="P1">32. Покупка подарочного сертификата</text:p>
      <text:list xml:id="list3389451446212885458" text:style-name="L7">
        <text:list-item>
          <text:p text:style-name="P24">Перейти на страницу покупки сертификата </text:p>
        </text:list-item>
      </text:list>
      <text:p text:style-name="Standard"><text:span text:style-name="Основной_20_шрифт_20_абзаца"><text:span text:style-name="T1"><text:tab/></text:span></text:span><text:span text:style-name="Основной_20_шрифт_20_абзаца"><text:span text:style-name="T5">xPath //*[@id="vue-root"]/div/div[6]/div/div[1]/section/a/div[1]/div[2]</text:span></text:span></text:p>
      <text:p text:style-name="Standard"><text:span text:style-name="Основной_20_шрифт_20_абзаца"><text:span text:style-name="T5"><text:tab/></text:span></text:span><text:span text:style-name="Основной_20_шрифт_20_абзаца"><text:span text:style-name="T1">2. <text:s/>Заполнить необходимые поля из сопроводительного файла «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user</text:span></text:span><text:span text:style-name="Основной_20_шрифт_20_абзаца"><text:span text:style-name="T1">»</text:span></text:span></text:p>
      <text:list xml:id="list38317354" text:continue-numbering="true" text:style-name="L7">
        <text:list-item>
          <text:p text:style-name="P24">Датой отправки указать завтрашний день</text:p>
        </text:list-item>
      </text:list>
      <text:list xml:id="list37538454" text:style-name="L4">
        <text:list-item>
          <text:p text:style-name="P25"><text:soft-page-break/>Купить сертификат </text:p>
        </text:list-item>
      </text:list>
      <text:p text:style-name="P16">xPath //*[@id="giftcertificate-lp-form"]/div[3]/div[2]/div/button</text:p>
      <text:p text:style-name="P4"/>
      <text:p text:style-name="P1">Результат: Появления окна оплаты</text:p>
      <text:p text:style-name="P1"/>
      <text:p text:style-name="P1">33. Покупка подарочного сертификата, неверная дата отправки</text:p>
      <text:list xml:id="list4586095960740611314" text:style-name="L8">
        <text:list-item>
          <text:p text:style-name="P26">Перейти на страницу покупки сертификата </text:p>
        </text:list-item>
      </text:list>
      <text:p text:style-name="P4"><text:tab/>xPath //*[@id="vue-root"]/div/div[6]/div/div[1]/section/a/div[1]/div[2]</text:p>
      <text:list xml:id="list38325797" text:continue-numbering="true" text:style-name="L8">
        <text:list-item>
          <text:p text:style-name="P26">Выбрать дату отправки вчера</text:p>
        </text:list-item>
        <text:list-item>
          <text:p text:style-name="P26">Купить сертификат </text:p>
        </text:list-item>
      </text:list>
      <text:p text:style-name="P16">xPath //*[@id="giftcertificate-lp-form"]/div[3]/div[2]/div/button</text:p>
      <text:p text:style-name="P4"/>
      <text:p text:style-name="P1">Результат: Ошибка: Дата отправки должна быть больше <text:span text:style-name="T5">«DateTime.now()»</text:span> и меньше «<text:span text:style-name="T5">DateTime.now()+6months</text:span>»</text:p>
      <text:p text:style-name="P1"/>
      <text:list xml:id="list1555224261444223475" text:style-name="L9">
        <text:list-item>
          <text:p text:style-name="P27">Выбрать дату отправки через год</text:p>
        </text:list-item>
      </text:list>
      <text:p text:style-name="P16">xPath //*[@id="giftcertificate-lp-form"]/div[3]/div[2]/div/button</text:p>
      <text:list xml:id="list38316402" text:continue-list="list38325797" text:style-name="L8">
        <text:list-item>
          <text:p text:style-name="P26">Купить сертификат </text:p>
        </text:list-item>
      </text:list>
      <text:p text:style-name="P16">xPath //*[@id="giftcertificate-lp-form"]/div[3]/div[2]/div/button</text:p>
      <text:p text:style-name="P4"/>
      <text:p text:style-name="P1">Результат: Ошибка: Дата отправки должна быть больше <text:span text:style-name="T5">«DateTime.now()»</text:span> и меньше «<text:span text:style-name="T5">DateTime.now()+6months</text:span>»</text:p>
      <text:p text:style-name="P1"/>
      <text:p text:style-name="P1"/>
      <text:p text:style-name="P1">35. Покупка подарочного сертификата, неверная длина строки</text:p>
      <text:list xml:id="list3865858582893865780" text:style-name="L10">
        <text:list-item>
          <text:p text:style-name="P28">Перейти на страницу покупки сертификата </text:p>
        </text:list-item>
      </text:list>
      <text:p text:style-name="P4"><text:tab/>xPath //*[@id="vue-root"]/div/div[6]/div/div[1]/section/a/div[1]/div[2]</text:p>
      <text:list xml:id="list38318788" text:continue-numbering="true" text:style-name="L10">
        <text:list-item>
          <text:p text:style-name="P28">В поле «текст поздравления» ввести 453</text:p>
        </text:list-item>
      </text:list>
      <text:p text:style-name="P17"/>
      <text:p text:style-name="P1">Результат: Ошибка: Поле должно содержать не менее 5 символов.</text:p>
      <text:p text:style-name="P4"/>
      <text:list xml:id="list2027195610802859169" text:style-name="L11">
        <text:list-item>
          <text:p text:style-name="P29">В поле «текст поздравления» ввести 200 символов</text:p>
        </text:list-item>
      </text:list>
      <text:p text:style-name="P17"/>
      <text:p text:style-name="P1">Результат: Ошибка: Поле Текст поздравления не может быть более 155 символов</text:p>
      <text:p text:style-name="P1"/>
      <text:p text:style-name="P1">37. Покупка подарочного сертификата, неверная почта</text:p>
      <text:list xml:id="list2316954294543169877" text:style-name="L12">
        <text:list-item>
          <text:p text:style-name="P30">Перейти на страницу покупки сертификата </text:p>
        </text:list-item>
      </text:list>
      <text:p text:style-name="P4"><text:tab/>xPath //*[@id="vue-root"]/div/div[6]/div/div[1]/section/a/div[1]/div[2]</text:p>
      <text:list xml:id="list38339407" text:continue-numbering="true" text:style-name="L12">
        <text:list-item>
          <text:p text:style-name="P30">В поле почта ввести рркреууке@парар.ир</text:p>
        </text:list-item>
      </text:list>
      <text:p text:style-name="P17"/>
      <text:p text:style-name="P1">Результат: Ошибка: Пожалуйста, проверьте, правильно ли указан адрес электронной почты.</text:p>
      <text:p text:style-name="P1"/>
      <text:p text:style-name="P7">38. Покупка подарочного сертификата, неверный формат почты</text:p>
      <text:list xml:id="list4610338338935624336" text:style-name="L13">
        <text:list-item>
          <text:p text:style-name="P43">Перейти на страницу покупки сертификата </text:p>
        </text:list-item>
      </text:list>
      <text:p text:style-name="P8"><text:tab/>xPath //*[@id="vue-root"]/div/div[6]/div/div[1]/section/a/div[1]/div[2]</text:p>
      <text:list xml:id="list38326679" text:continue-numbering="true" text:style-name="L13">
        <text:list-item>
          <text:p text:style-name="P43">В поле почта ввести hghg@епрре.ru</text:p>
        </text:list-item>
      </text:list>
      <text:p text:style-name="P18"/>
      <text:p text:style-name="P7">Ожидаемый результат: Ошибка</text:p>
      <text:p text:style-name="P7">Результат: Почта указана верно</text:p>
      <text:p text:style-name="P7"/>
      <text:p text:style-name="P7">Бесполезный тест</text:p>
      <text:p text:style-name="P1"/>
      <text:p text:style-name="P1"><text:soft-page-break/>39. Покупка подарочного сертификата, неверный формат почты</text:p>
      <text:list xml:id="list38327990" text:continue-numbering="true" text:style-name="L13">
        <text:list-item>
          <text:p text:style-name="P31">Перейти на страницу покупки сертификата </text:p>
        </text:list-item>
      </text:list>
      <text:p text:style-name="P4"><text:tab/>xPath //*[@id="vue-root"]/div/div[6]/div/div[1]/section/a/div[1]/div[2]</text:p>
      <text:list xml:id="list38316131" text:continue-numbering="true" text:style-name="L13">
        <text:list-item>
          <text:p text:style-name="P31">В поле почта ввести hghg</text:p>
        </text:list-item>
      </text:list>
      <text:p text:style-name="P17"/>
      <text:p text:style-name="P1">Ожидаемый результат: Ошибка</text:p>
      <text:p text:style-name="P1"/>
      <text:p text:style-name="P1">39. Покупка подарочного сертификата, неверный формат номера телефона</text:p>
      <text:list xml:id="list6603715346883221111" text:style-name="L14">
        <text:list-item>
          <text:p text:style-name="P32">Перейти на страницу покупки сертификата </text:p>
        </text:list-item>
      </text:list>
      <text:p text:style-name="P4"><text:tab/>xPath //*[@id="vue-root"]/div/div[6]/div/div[1]/section/a/div[1]/div[2]</text:p>
      <text:list xml:id="list38321519" text:continue-numbering="true" text:style-name="L14">
        <text:list-item>
          <text:p text:style-name="P32">В поле «Телефон» ввести 8 903 899 03 9</text:p>
        </text:list-item>
      </text:list>
      <text:p text:style-name="P17"/>
      <text:p text:style-name="P1">Результат: Ошибка: Номер телефона должен состоять из 11 цифр.</text:p>
      <text:p text:style-name="P4"/>
      <text:list xml:id="list7356419812017733573" text:style-name="L15">
        <text:list-item>
          <text:p text:style-name="P33">В поле «Телефон» ввести 0 000 000 00 00</text:p>
        </text:list-item>
      </text:list>
      <text:p text:style-name="P2"/>
      <text:p text:style-name="P2">Ожидаемый результат: Ошибка</text:p>
      <text:p text:style-name="P2">Результат: Номер указан верно</text:p>
      <text:p text:style-name="P2"/>
      <text:p text:style-name="P2">тест неверный — такой номер может существовать</text:p>
      <text:p text:style-name="P1"/>
      <text:p text:style-name="P1">41. Покупка подарочного сертификата, неверный номинал</text:p>
      <text:list xml:id="list2582159477169857264" text:style-name="L16">
        <text:list-item>
          <text:p text:style-name="P34">Перейти на страницу покупки сертификата </text:p>
        </text:list-item>
      </text:list>
      <text:p text:style-name="P4"><text:tab/>xPath //*[@id="vue-root"]/div/div[6]/div/div[1]/section/a/div[1]/div[2]</text:p>
      <text:list xml:id="list38344834" text:continue-numbering="true" text:style-name="L16">
        <text:list-item>
          <text:p text:style-name="P34">В поле «Номинал подарочного сертификата» указать 100 </text:p>
        </text:list-item>
      </text:list>
      <text:p text:style-name="P1"/>
      <text:p text:style-name="P1">Результат: Пожалуйста, введите сумму от 1 000 до 50 000 ₽</text:p>
      <text:p text:style-name="P4"/>
      <text:list xml:id="list6595407995206977582" text:style-name="L17">
        <text:list-item>
          <text:p text:style-name="P35">В поле «Номинал подарочного сертификата» указать 100 000</text:p>
        </text:list-item>
      </text:list>
      <text:p text:style-name="P1"/>
      <text:p text:style-name="P1">Результат: Пожалуйста, введите сумму от 1 000 до 50 000 ₽</text:p>
      <text:p text:style-name="P1"/>
      <text:p text:style-name="P1">43. Покупка подарочного сертификата, неверный формат номинала</text:p>
      <text:list xml:id="list3992929610909830713" text:style-name="L18">
        <text:list-item>
          <text:p text:style-name="P36">Перейти на страницу покупки сертификата </text:p>
        </text:list-item>
      </text:list>
      <text:p text:style-name="P4"><text:tab/>xPath //*[@id="vue-root"]/div/div[6]/div/div[1]/section/a/div[1]/div[2]</text:p>
      <text:list xml:id="list38326101" text:continue-numbering="true" text:style-name="L18">
        <text:list-item>
          <text:p text:style-name="P36">В поле «Номинал подарочного сертификата» указать «сто» </text:p>
        </text:list-item>
      </text:list>
      <text:p text:style-name="P1"/>
      <text:p text:style-name="P1">Результат: Ошибка: Пожалуйста, укажите номинал подарочного сертификата</text:p>
      <text:p text:style-name="P1"/>
      <text:p text:style-name="P1">44. Покупка подарочного сертификата, отрицательный номинал</text:p>
      <text:list xml:id="list5150740811860602689" text:style-name="L19">
        <text:list-item>
          <text:p text:style-name="P37">Перейти на страницу покупки сертификата </text:p>
        </text:list-item>
      </text:list>
      <text:p text:style-name="P4"><text:tab/>xPath //*[@id="vue-root"]/div/div[6]/div/div[1]/section/a/div[1]/div[2]</text:p>
      <text:list xml:id="list38325922" text:continue-numbering="true" text:style-name="L19">
        <text:list-item>
          <text:p text:style-name="P37">В поле «Номинал подарочного сертификата» указать -1 000</text:p>
        </text:list-item>
      </text:list>
      <text:p text:style-name="P1"/>
      <text:p text:style-name="P1">Результат: Пожалуйста, введите сумму от 1 000 до 50 000 ₽</text:p>
      <text:p text:style-name="P1"/>
      <text:p text:style-name="P1">45. Оформление заказа самовывозом Сегодня с примеркой</text:p>
      <text:p text:style-name="P1"><text:tab/>1. Добавить любой товар в корзину</text:p>
      <text:p text:style-name="P10">2. Перейти в корзину</text:p>
      <text:p text:style-name="P9"><text:span text:style-name="Основной_20_шрифт_20_абзаца"><text:span text:style-name="T1">3. Заполнить данные пользователя из файла «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user</text:span></text:span><text:span text:style-name="Основной_20_шрифт_20_абзаца"><text:span text:style-name="T1">»</text:span></text:span></text:p>
      <text:p text:style-name="P10">4. Выбрать способ доставки: «Самовывоз»</text:p>
      <text:p text:style-name="P10">5. Выбрать опцию «Сегодня с примеркой»</text:p>
      <text:p text:style-name="P10"><text:soft-page-break/>6. Отправить заказ</text:p>
      <text:p text:style-name="P1">Результат: Заказ принят</text:p>
      <text:p text:style-name="P1"/>
      <text:p text:style-name="P1">46. Оформление заказа самовывозом С примеркой</text:p>
      <text:p text:style-name="P1"><text:tab/>1. Добавить любой товар в корзину</text:p>
      <text:p text:style-name="P10">2. Перейти в корзину</text:p>
      <text:p text:style-name="P9"><text:span text:style-name="Основной_20_шрифт_20_абзаца"><text:span text:style-name="T1">3. Заполнить данные пользователя из файла «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user</text:span></text:span><text:span text:style-name="Основной_20_шрифт_20_абзаца"><text:span text:style-name="T1">»</text:span></text:span></text:p>
      <text:p text:style-name="P10">4. Выбрать способ доставки: «Самовывоз»</text:p>
      <text:p text:style-name="P10">5. Выбрать опцию «С примеркой»</text:p>
      <text:p text:style-name="P10">6. Отправить заказ</text:p>
      <text:p text:style-name="P1">Результат: Заказ принят</text:p>
      <text:p text:style-name="P1"/>
      <text:p text:style-name="P1">47. Оформление заказа самовывозом <text:s/>Без примерки</text:p>
      <text:p text:style-name="P1"><text:tab/>1. Добавить любой товар в корзину</text:p>
      <text:p text:style-name="P10">2. Перейти в корзину</text:p>
      <text:p text:style-name="P9"><text:span text:style-name="Основной_20_шрифт_20_абзаца"><text:span text:style-name="T1">3. Заполнить данные пользователя из файла «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user</text:span></text:span><text:span text:style-name="Основной_20_шрифт_20_абзаца"><text:span text:style-name="T1">»</text:span></text:span></text:p>
      <text:p text:style-name="P10">4. Выбрать способ доставки: «Самовывоз»</text:p>
      <text:p text:style-name="P10">5. Выбрать опцию «Без примерки»</text:p>
      <text:p text:style-name="P10">6. Отправить заказ</text:p>
      <text:p text:style-name="P1">Результат: Заказ принят</text:p>
      <text:p text:style-name="P1"/>
      <text:p text:style-name="P1">48. Оформление заказа Бесконтактная курьерская доставка В течение выбранных 15 минут, с примеркой</text:p>
      <text:p text:style-name="P1"><text:tab/>1. Добавить любой товар в корзину</text:p>
      <text:p text:style-name="P10">2. Перейти в корзину</text:p>
      <text:p text:style-name="P9"><text:span text:style-name="Основной_20_шрифт_20_абзаца"><text:span text:style-name="T1">3. Заполнить данные пользователя из файла «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user</text:span></text:span><text:span text:style-name="Основной_20_шрифт_20_абзаца"><text:span text:style-name="T1">»</text:span></text:span></text:p>
      <text:p text:style-name="P10">4. Выбрать способ доставки: «Бесконтактная курьерская доставка»</text:p>
      <text:p text:style-name="P9"><text:span text:style-name="Основной_20_шрифт_20_абзаца"><text:span text:style-name="T1">5. Заполнить адрес из файла «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user</text:span></text:span><text:span text:style-name="Основной_20_шрифт_20_абзаца"><text:span text:style-name="T1">»</text:span></text:span></text:p>
      <text:p text:style-name="P10">6. Выбрать опцию «В течение выбранных 15 минут, с примеркой»</text:p>
      <text:p text:style-name="P10">7. Выбрать время доставки</text:p>
      <text:p text:style-name="P10">8. Отправить заказ</text:p>
      <text:p text:style-name="P1">Результат: Заказ принят</text:p>
      <text:p text:style-name="P1"/>
      <text:p text:style-name="P1">49<text:span text:style-name="T9">. Оформление заказа Бесконтактная курьерская доставка. Неверный формат адреса</text:span></text:p>
      <text:p text:style-name="P2"><text:tab/>1. Добавить любой товар в корзину</text:p>
      <text:p text:style-name="P11">2. Перейти в корзину</text:p>
      <text:p text:style-name="P9"><text:span text:style-name="Основной_20_шрифт_20_абзаца"><text:span text:style-name="T3">3. Заполнить данные пользователя из файла «</text:span></text:span><text:span text:style-name="Основной_20_шрифт_20_абзаца"><text:span text:style-name="T6">fake</text:span></text:span><text:span text:style-name="Основной_20_шрифт_20_абзаца"><text:span text:style-name="T3">_</text:span></text:span><text:span text:style-name="Основной_20_шрифт_20_абзаца"><text:span text:style-name="T6">user</text:span></text:span><text:span text:style-name="Основной_20_шрифт_20_абзаца"><text:span text:style-name="T3">»</text:span></text:span></text:p>
      <text:p text:style-name="P11">4. Выбрать способ доставки: «Бесконтактная курьерская доставка»</text:p>
      <text:p text:style-name="P11">5. В поле адрес ввести латиницу </text:p>
      <text:p text:style-name="P11"/>
      <text:p text:style-name="P2">Ожидаемый результат: Ошибка</text:p>
      <text:p text:style-name="P2">Результат: Отсутствие ошибки</text:p>
      <text:p text:style-name="P2"/>
      <text:p text:style-name="P2">Слово формат неуместно. Латиница для международного сайта - нормально</text:p>
      <text:p text:style-name="P2"/>
      <text:p text:style-name="P2">50. Оформление заказа Бесконтактная курьерская доставка. Неверный формат адреса</text:p>
      <text:p text:style-name="P2"><text:tab/>1. Добавить любой товар в корзину</text:p>
      <text:p text:style-name="P11">2. Перейти в корзину</text:p>
      <text:p text:style-name="P9"><text:span text:style-name="Основной_20_шрифт_20_абзаца"><text:span text:style-name="T3">3. Заполнить данные пользователя из файла «</text:span></text:span><text:span text:style-name="Основной_20_шрифт_20_абзаца"><text:span text:style-name="T6">fake</text:span></text:span><text:span text:style-name="Основной_20_шрифт_20_абзаца"><text:span text:style-name="T3">_</text:span></text:span><text:span text:style-name="Основной_20_шрифт_20_абзаца"><text:span text:style-name="T6">user</text:span></text:span><text:span text:style-name="Основной_20_шрифт_20_абзаца"><text:span text:style-name="T3">»</text:span></text:span></text:p>
      <text:p text:style-name="P11">4. Выбрать способ доставки: «Бесконтактная курьерская доставка»</text:p>
      <text:p text:style-name="P11">5. В поле адрес ввести адрес</text:p>
      <text:p text:style-name="P2"><text:tab/>6. В поле номер дома ввести отрицательное число</text:p>
      <text:p text:style-name="P11"><text:soft-page-break/></text:p>
      <text:p text:style-name="P2">Ожидаемый результат: Ошибка</text:p>
      <text:p text:style-name="P2">Результат: Отсутствие ошибки</text:p>
      <text:p text:style-name="P2"/>
      <text:p text:style-name="P2">Любое значение в данной строке уместно</text:p>
      <text:p text:style-name="P1"/>
      <text:p text:style-name="P1">51. <text:span text:style-name="T9">Оформление заказа Бесконтактная курьерская доставка. Неверный формат адреса</text:span></text:p>
      <text:p text:style-name="P2"><text:tab/>1. Добавить любой товар в корзину</text:p>
      <text:p text:style-name="P11">2. Перейти в корзину</text:p>
      <text:p text:style-name="P9"><text:span text:style-name="Основной_20_шрифт_20_абзаца"><text:span text:style-name="T3">3. Заполнить данные пользователя из файла «</text:span></text:span><text:span text:style-name="Основной_20_шрифт_20_абзаца"><text:span text:style-name="T6">fake</text:span></text:span><text:span text:style-name="Основной_20_шрифт_20_абзаца"><text:span text:style-name="T3">_</text:span></text:span><text:span text:style-name="Основной_20_шрифт_20_абзаца"><text:span text:style-name="T6">user</text:span></text:span><text:span text:style-name="Основной_20_шрифт_20_абзаца"><text:span text:style-name="T3">»</text:span></text:span></text:p>
      <text:p text:style-name="P11">4. Выбрать способ доставки: «Бесконтактная курьерская доставка»</text:p>
      <text:p text:style-name="P11">5. В поле адрес ввести адрес</text:p>
      <text:p text:style-name="P2"><text:tab/>6. В поле квартира ввести отрицательное число</text:p>
      <text:p text:style-name="P11"/>
      <text:p text:style-name="P2">Ожидаемый результат: Ошибка</text:p>
      <text:p text:style-name="P2">Результат: Отсутствие ошибки</text:p>
      <text:p text:style-name="P1"/>
      <text:p text:style-name="P1"/>
      <text:p text:style-name="P1">52. <text:span text:style-name="T9">Оформление заказа. Неверный номер телефона</text:span></text:p>
      <text:p text:style-name="P2"><text:tab/>1. Добавить любой товар в корзину</text:p>
      <text:p text:style-name="P11">2. Перейти в корзину</text:p>
      <text:p text:style-name="P11">3. В поле «Телефон» ввести все ноли</text:p>
      <text:p text:style-name="P11"/>
      <text:p text:style-name="P2">Ожидаемый результат: Ошибка</text:p>
      <text:p text:style-name="P2">Результат: Отсутствие ошибки</text:p>
      <text:p text:style-name="P1"/>
      <text:p text:style-name="P1">53. Оформление заказа Бесконтактная курьерская доставка В течение выбранного часа, с примеркой</text:p>
      <text:p text:style-name="P1"><text:tab/>1. Добавить любой товар в корзину</text:p>
      <text:p text:style-name="P10">2. Перейти в корзину</text:p>
      <text:p text:style-name="P9"><text:span text:style-name="Основной_20_шрифт_20_абзаца"><text:span text:style-name="T1">3. Заполнить данные пользователя из файла «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user</text:span></text:span><text:span text:style-name="Основной_20_шрифт_20_абзаца"><text:span text:style-name="T1">»</text:span></text:span></text:p>
      <text:p text:style-name="P10">4. Выбрать способ доставки: «Бесконтактная курьерская доставка»</text:p>
      <text:p text:style-name="P9"><text:span text:style-name="Основной_20_шрифт_20_абзаца"><text:span text:style-name="T1">5. Заполнить адрес из файла «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user</text:span></text:span><text:span text:style-name="Основной_20_шрифт_20_абзаца"><text:span text:style-name="T1">»</text:span></text:span></text:p>
      <text:p text:style-name="P10">6. Выбрать опцию «В течение выбранного часа, с примеркой»</text:p>
      <text:p text:style-name="P10">7. Выбрать время доставки</text:p>
      <text:p text:style-name="P10">8. Отправить заказ</text:p>
      <text:p text:style-name="P1">Результат: Заказ принят</text:p>
      <text:p text:style-name="P1"/>
      <text:p text:style-name="P1">54. Оформление заказа Бесконтактная курьерская доставка С примеркой</text:p>
      <text:p text:style-name="P1"><text:tab/>1. Добавить любой товар в корзину</text:p>
      <text:p text:style-name="P10">2. Перейти в корзину</text:p>
      <text:p text:style-name="P9"><text:span text:style-name="Основной_20_шрифт_20_абзаца"><text:span text:style-name="T1">3. Заполнить данные пользователя из файла «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user</text:span></text:span><text:span text:style-name="Основной_20_шрифт_20_абзаца"><text:span text:style-name="T1">»</text:span></text:span></text:p>
      <text:p text:style-name="P10">4. Выбрать способ доставки: «Бесконтактная курьерская доставка»</text:p>
      <text:p text:style-name="P9"><text:span text:style-name="Основной_20_шрифт_20_абзаца"><text:span text:style-name="T1">5. Заполнить адрес из файла «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user</text:span></text:span><text:span text:style-name="Основной_20_шрифт_20_абзаца"><text:span text:style-name="T1">»</text:span></text:span></text:p>
      <text:p text:style-name="P10">6. Выбрать опцию «С примеркой»</text:p>
      <text:p text:style-name="P10">7. Выбрать время доставки</text:p>
      <text:p text:style-name="P10">8. Отправить заказ</text:p>
      <text:p text:style-name="P1">Результат: Заказ принят</text:p>
      <text:p text:style-name="P1"/>
      <text:p text:style-name="P1">55. Оформление заказа Бесконтактная курьерская доставка Без примерки</text:p>
      <text:p text:style-name="P1"><text:tab/>1. Добавить любой товар в корзину</text:p>
      <text:p text:style-name="P10">2. Перейти в корзину</text:p>
      <text:p text:style-name="P9"><text:soft-page-break/><text:span text:style-name="Основной_20_шрифт_20_абзаца"><text:span text:style-name="T1">3. Заполнить данные пользователя из файла «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user</text:span></text:span><text:span text:style-name="Основной_20_шрифт_20_абзаца"><text:span text:style-name="T1">»</text:span></text:span></text:p>
      <text:p text:style-name="P10">4. Выбрать способ доставки: «Бесконтактная курьерская доставка»</text:p>
      <text:p text:style-name="P9"><text:span text:style-name="Основной_20_шрифт_20_абзаца"><text:span text:style-name="T1">5. Заполнить адрес из файла «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user</text:span></text:span><text:span text:style-name="Основной_20_шрифт_20_абзаца"><text:span text:style-name="T1">»</text:span></text:span></text:p>
      <text:p text:style-name="P10">6. Выбрать опцию «Без примерки»</text:p>
      <text:p text:style-name="P10">7. Выбрать время доставки</text:p>
      <text:p text:style-name="P10">8. Отправить заказ</text:p>
      <text:p text:style-name="P1">Результат: Заказ принят</text:p>
      <text:p text:style-name="P1"/>
      <text:p text:style-name="P1">56. Оформление заказа. Неверный номер телефона</text:p>
      <text:p text:style-name="P1"><text:tab/>1. Добавить любой товар в корзину</text:p>
      <text:p text:style-name="P10">2. Перейти в корзину</text:p>
      <text:p text:style-name="P10">3. В поле «Телефон» ввести буквы</text:p>
      <text:p text:style-name="P1"/>
      <text:p text:style-name="P1">Результат: Ошибка: Номер телефона должен состоять из 11 цифр.</text:p>
      <text:p text:style-name="P1"/>
      <text:p text:style-name="P1">57. Скидка за подписку на новости</text:p>
      <text:p text:style-name="Standard"><text:span text:style-name="Основной_20_шрифт_20_абзаца"><text:span text:style-name="T1"><text:tab/>1. В поле акции ввести почту из файла «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user</text:span></text:span><text:span text:style-name="Основной_20_шрифт_20_абзаца"><text:span text:style-name="T1">»</text:span></text:span></text:p>
      <text:p text:style-name="P1"><text:tab/>2. Подписаться</text:p>
      <text:p text:style-name="P1">Результат: На почту пришло письмо с активацией скидки</text:p>
      <text:p text:style-name="P1"/>
      <text:p text:style-name="P1">58. Оплата рассрочкой </text:p>
      <text:p text:style-name="P10">1. Оформить оплату частями </text:p>
      <text:p text:style-name="P9"><text:span text:style-name="Основной_20_шрифт_20_абзаца"><text:span text:style-name="T5">xPath</text:span></text:span><text:span text:style-name="Основной_20_шрифт_20_абзаца"><text:span text:style-name="T1"> //*[@</text:span></text:span><text:span text:style-name="Основной_20_шрифт_20_абзаца"><text:span text:style-name="T5">id</text:span></text:span><text:span text:style-name="Основной_20_шрифт_20_абзаца"><text:span text:style-name="T1">="</text:span></text:span><text:span text:style-name="Основной_20_шрифт_20_абзаца"><text:span text:style-name="T5">vue</text:span></text:span><text:span text:style-name="Основной_20_шрифт_20_абзаца"><text:span text:style-name="T1">-</text:span></text:span><text:span text:style-name="Основной_20_шрифт_20_абзаца"><text:span text:style-name="T5">root</text:span></text:span><text:span text:style-name="Основной_20_шрифт_20_абзаца"><text:span text:style-name="T1">"]/</text:span></text:span><text:span text:style-name="Основной_20_шрифт_20_абзаца"><text:span text:style-name="T5">div</text:span></text:span><text:span text:style-name="Основной_20_шрифт_20_абзаца"><text:span text:style-name="T1">/</text:span></text:span><text:span text:style-name="Основной_20_шрифт_20_абзаца"><text:span text:style-name="T5">div</text:span></text:span><text:span text:style-name="Основной_20_шрифт_20_абзаца"><text:span text:style-name="T1">/</text:span></text:span><text:span text:style-name="Основной_20_шрифт_20_абзаца"><text:span text:style-name="T5">div</text:span></text:span><text:span text:style-name="Основной_20_шрифт_20_абзаца"><text:span text:style-name="T1">[2]/</text:span></text:span><text:span text:style-name="Основной_20_шрифт_20_абзаца"><text:span text:style-name="T5">div</text:span></text:span><text:span text:style-name="Основной_20_шрифт_20_абзаца"><text:span text:style-name="T1">[1]/</text:span></text:span><text:span text:style-name="Основной_20_шрифт_20_абзаца"><text:span text:style-name="T5">div</text:span></text:span><text:span text:style-name="Основной_20_шрифт_20_абзаца"><text:span text:style-name="T1">[4]/</text:span></text:span><text:span text:style-name="Основной_20_шрифт_20_абзаца"><text:span text:style-name="T5">form</text:span></text:span><text:span text:style-name="Основной_20_шрифт_20_абзаца"><text:span text:style-name="T1">/</text:span></text:span><text:span text:style-name="Основной_20_шрифт_20_абзаца"><text:span text:style-name="T5">div</text:span></text:span><text:span text:style-name="Основной_20_шрифт_20_абзаца"><text:span text:style-name="T1">[4]/</text:span></text:span><text:span text:style-name="Основной_20_шрифт_20_абзаца"><text:span text:style-name="T5">button</text:span></text:span></text:p>
      <text:p text:style-name="P9"><text:span text:style-name="Основной_20_шрифт_20_абзаца"><text:span text:style-name="T1">2</text:span></text:span><text:span text:style-name="Основной_20_шрифт_20_абзаца"><text:span text:style-name="T1">.</text:span></text:span><text:span text:style-name="Основной_20_шрифт_20_абзаца"><text:span text:style-name="T1"> </text:span></text:span><text:span text:style-name="Основной_20_шрифт_20_абзаца"><text:span text:style-name="T1">Ввести данные пользователя из файла </text:span></text:span><text:span text:style-name="Основной_20_шрифт_20_абзаца"><text:span text:style-name="T1">“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user</text:span></text:span><text:span text:style-name="Основной_20_шрифт_20_абзаца"><text:span text:style-name="T1">”</text:span></text:span></text:p>
      <text:p text:style-name="P10">3. Оформить заказ</text:p>
      <text:p text:style-name="P1">Результат: заявка на рассрочку оформлена</text:p>
      <text:p text:style-name="P1"/>
      <text:p text:style-name="P1">59. Кнопка с логотипом возвращает на главную страницу</text:p>
      <text:p text:style-name="P1"><text:tab/>1. С любой страницы кликнуть на логотип</text:p>
      <text:p text:style-name="Standard"><text:span text:style-name="Основной_20_шрифт_20_абзаца"><text:span text:style-name="T1"><text:tab/></text:span></text:span><text:span text:style-name="Основной_20_шрифт_20_абзаца"><text:span text:style-name="T5">xPath /html/body/div[1]/div[2]/a</text:span></text:span></text:p>
      <text:p text:style-name="P1">Результат: Перенаправление на главную страницу</text:p>
      <text:p text:style-name="P1"/>
      <text:p text:style-name="P1">60. Кнопка обратной связи</text:p>
      <text:p text:style-name="P10">1. Перейти в форму обратной связи</text:p>
      <text:p text:style-name="P12">xPath //*[@id="vue-root"]/div[2]/div/a[2]/span</text:p>
      <text:p text:style-name="P1">Результат: Открывается форма обратной связи, указаны номера для связи.</text:p>
      <text:p text:style-name="P1"/>
      <text:p text:style-name="P1">61. Переключение на мобильную версию сайта</text:p>
      <text:p text:style-name="P10">1. Переключить на мобильную версию сайта</text:p>
      <text:p text:style-name="P12">xPath /html/body/div[2]/footer/div[1]/div[2]/details/div/div[2]/a</text:p>
      <text:p text:style-name="P1">Результат: Изменение верстки на адаптированную для мобильных устройств. </text:p>
      <text:p text:style-name="P1"/>
      <text:p text:style-name="P1">62. Форма обратной связи для арендодателей</text:p>
      <text:p text:style-name="P1"><text:tab/>1. Перейти на страницу обратной связи для арендодателей</text:p>
      <text:p text:style-name="P4">xPath /html/body/div[2]/footer/div[1]/div[1]/details[2]/div/a[3]</text:p>
      <text:p text:style-name="P1"><text:s text:c="2"/><text:tab/>2. Перейти на страницу сдачи помещения в аренду</text:p>
      <text:p text:style-name="Standard"><text:span text:style-name="Основной_20_шрифт_20_абзаца"><text:span text:style-name="T1"><text:tab/>3. Заполнить данные из файла </text:span></text:span><text:span text:style-name="Основной_20_шрифт_20_абзаца"><text:span text:style-name="T1">“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rent</text:span></text:span><text:span text:style-name="Основной_20_шрифт_20_абзаца"><text:span text:style-name="T1">”</text:span></text:span></text:p>
      <text:p text:style-name="P1">Результат: Заявка отправлена, сообщение: «Спасибо! Мы приняли анкету и перезвоним вам в ближайшее время.»</text:p>
      <text:p text:style-name="P1"/>
      <text:p text:style-name="P1">63. Форма обратной связи для арендодателей</text:p>
      <text:p text:style-name="P1"><text:tab/>1. Перейти на страницу обратной связи для арендодателей</text:p>
      <text:p text:style-name="P4"><text:soft-page-break/>xPath /html/body/div[2]/footer/div[1]/div[1]/details[2]/div/a[3]</text:p>
      <text:p text:style-name="Standard"><text:span text:style-name="Основной_20_шрифт_20_абзаца"><text:span text:style-name="T5"><text:s text:c="2"/></text:span></text:span><text:span text:style-name="Основной_20_шрифт_20_абзаца"><text:span text:style-name="T5"><text:tab/></text:span></text:span><text:span text:style-name="Основной_20_шрифт_20_абзаца"><text:span text:style-name="T1">2. Перейти на страницу сдачи помещения в аренду</text:span></text:span></text:p>
      <text:list xml:id="list5049929446759804395" text:style-name="L20">
        <text:list-item>
          <text:list>
            <text:list-item>
              <text:list>
                <text:list-item>
                  <text:p text:style-name="P45"><text:span text:style-name="Основной_20_шрифт_20_абзаца"><text:span text:style-name="T1">Заполнить данные из файла “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rent</text:span></text:span><text:span text:style-name="Основной_20_шрифт_20_абзаца"><text:span text:style-name="T1">”, вместо номера телефона указать все ноли</text:span></text:span></text:p>
                </text:list-item>
              </text:list>
            </text:list-item>
          </text:list>
        </text:list-item>
      </text:list>
      <text:p text:style-name="P1">Ожидаемый результат: Номер указан корректно</text:p>
      <text:p text:style-name="P1">Фактический результат: Укажите, пожалуйста, корректный номер телефона</text:p>
      <text:p text:style-name="P1"/>
      <text:p text:style-name="P1">64. Форма обратной связи для арендодателей</text:p>
      <text:p text:style-name="P1"><text:tab/>1. Перейти на страницу обратной связи для арендодателей</text:p>
      <text:p text:style-name="P4">xPath /html/body/div[2]/footer/div[1]/div[1]/details[2]/div/a[3]</text:p>
      <text:p text:style-name="Standard"><text:span text:style-name="Основной_20_шрифт_20_абзаца"><text:span text:style-name="T5"><text:s text:c="2"/></text:span></text:span><text:span text:style-name="Основной_20_шрифт_20_абзаца"><text:span text:style-name="T5"><text:tab/></text:span></text:span><text:span text:style-name="Основной_20_шрифт_20_абзаца"><text:span text:style-name="T1">2. Перейти на страницу сдачи помещения в аренду</text:span></text:span></text:p>
      <text:p text:style-name="Standard"><text:span text:style-name="Основной_20_шрифт_20_абзаца"><text:span text:style-name="T1"><text:tab/>3. Заполнить данные из файла </text:span></text:span><text:span text:style-name="Основной_20_шрифт_20_абзаца"><text:span text:style-name="T1">“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rent</text:span></text:span><text:span text:style-name="Основной_20_шрифт_20_абзаца"><text:span text:style-name="T1">”</text:span></text:span><text:span text:style-name="Основной_20_шрифт_20_абзаца"><text:span text:style-name="T1">, не заполнять поле комментарий</text:span></text:span></text:p>
      <text:p text:style-name="P1">Результат: Ошибка, Пожалуйста, заполните все обязательные поля</text:p>
      <text:p text:style-name="P1"/>
      <text:p text:style-name="P2">65. Форма обратной связи для арендодателей</text:p>
      <text:p text:style-name="P2"><text:tab/>1. Перейти на страницу обратной связи для арендодателей</text:p>
      <text:p text:style-name="P5">xPath /html/body/div[2]/footer/div[1]/div[1]/details[2]/div/a[3]</text:p>
      <text:p text:style-name="Standard"><text:span text:style-name="Основной_20_шрифт_20_абзаца"><text:span text:style-name="T6"><text:s text:c="2"/><text:tab/></text:span></text:span><text:span text:style-name="Основной_20_шрифт_20_абзаца"><text:span text:style-name="T3">2. Перейти на страницу сдачи помещения в аренду</text:span></text:span></text:p>
      <text:p text:style-name="Standard"><text:span text:style-name="Основной_20_шрифт_20_абзаца"><text:span text:style-name="T3"><text:tab/>3. Заполнить данные из файла “</text:span></text:span><text:span text:style-name="Основной_20_шрифт_20_абзаца"><text:span text:style-name="T6">fake</text:span></text:span><text:span text:style-name="Основной_20_шрифт_20_абзаца"><text:span text:style-name="T3">_</text:span></text:span><text:span text:style-name="Основной_20_шрифт_20_абзаца"><text:span text:style-name="T6">rent</text:span></text:span><text:span text:style-name="Основной_20_шрифт_20_абзаца"><text:span text:style-name="T3">”, вместо номера телефона указать все девятки</text:span></text:span></text:p>
      <text:p text:style-name="P2">Ожидаемый результат: ошибка</text:p>
      <text:p text:style-name="P2">Результат: Номер корректен</text:p>
      <text:p text:style-name="P1"/>
      <text:p text:style-name="P2">66. Форма обратной связи для арендодателей</text:p>
      <text:p text:style-name="P2"><text:tab/>1. Перейти на страницу обратной связи для арендодателей</text:p>
      <text:p text:style-name="P5">xPath /html/body/div[2]/footer/div[1]/div[1]/details[2]/div/a[3]</text:p>
      <text:p text:style-name="Standard"><text:span text:style-name="Основной_20_шрифт_20_абзаца"><text:span text:style-name="T6"><text:s text:c="2"/><text:tab/></text:span></text:span><text:span text:style-name="Основной_20_шрифт_20_абзаца"><text:span text:style-name="T3">2. Перейти на страницу сдачи помещения в аренду</text:span></text:span></text:p>
      <text:p text:style-name="Standard"><text:span text:style-name="Основной_20_шрифт_20_абзаца"><text:span text:style-name="T3"><text:tab/>3. Заполнить данные из файла “</text:span></text:span><text:span text:style-name="Основной_20_шрифт_20_абзаца"><text:span text:style-name="T6">fake</text:span></text:span><text:span text:style-name="Основной_20_шрифт_20_абзаца"><text:span text:style-name="T3">_</text:span></text:span><text:span text:style-name="Основной_20_шрифт_20_абзаца"><text:span text:style-name="T6">rent</text:span></text:span><text:span text:style-name="Основной_20_шрифт_20_абзаца"><text:span text:style-name="T3">”, почту написать не латиницей</text:span></text:span></text:p>
      <text:p text:style-name="P2">Ожидаемый результат: ошибка</text:p>
      <text:p text:style-name="P2">Результат: Почта корректна</text:p>
      <text:p text:style-name="P1"/>
      <text:p text:style-name="P2">67. Форма обратной связи для арендодателей</text:p>
      <text:p text:style-name="P2"><text:tab/>1. Перейти на страницу обратной связи для арендодателей</text:p>
      <text:p text:style-name="P5">xPath /html/body/div[2]/footer/div[1]/div[1]/details[2]/div/a[3]</text:p>
      <text:p text:style-name="Standard"><text:span text:style-name="Основной_20_шрифт_20_абзаца"><text:span text:style-name="T6"><text:s text:c="2"/><text:tab/></text:span></text:span><text:span text:style-name="Основной_20_шрифт_20_абзаца"><text:span text:style-name="T3">2. Перейти на страницу сдачи помещения в аренду</text:span></text:span></text:p>
      <text:p text:style-name="Standard"><text:span text:style-name="Основной_20_шрифт_20_абзаца"><text:span text:style-name="T3"><text:tab/>3. Заполнить данные из файла “</text:span></text:span><text:span text:style-name="Основной_20_шрифт_20_абзаца"><text:span text:style-name="T6">fake</text:span></text:span><text:span text:style-name="Основной_20_шрифт_20_абзаца"><text:span text:style-name="T3">_</text:span></text:span><text:span text:style-name="Основной_20_шрифт_20_абзаца"><text:span text:style-name="T6">rent</text:span></text:span><text:span text:style-name="Основной_20_шрифт_20_абзаца"><text:span text:style-name="T3">”, площадь помещения и ожидаемую ренту написать буквами</text:span></text:span></text:p>
      <text:p text:style-name="P2">Ожидаемый результат: ошибка</text:p>
      <text:p text:style-name="P2">Результат: Данные корректны</text:p>
      <text:p text:style-name="P1"/>
      <text:p text:style-name="P2">Нельзя проверить без доступа к бэку</text:p>
      <text:p text:style-name="P1"/>
      <text:p text:style-name="P1">70. Форма обратной связи для подрядчиков</text:p>
      <text:p text:style-name="P1"><text:tab/>1. Перейти в форму обратной связи для подрядчиков</text:p>
      <text:p text:style-name="P4">xPath /html/body/div[2]/footer/div[1]/div[1]/details[2]/div/a[2]</text:p>
      <text:p text:style-name="Standard"><text:span text:style-name="Основной_20_шрифт_20_абзаца"><text:span text:style-name="T5"><text:tab/></text:span></text:span><text:span text:style-name="Основной_20_шрифт_20_абзаца"><text:span text:style-name="T1">2</text:span></text:span><text:span text:style-name="Основной_20_шрифт_20_абзаца"><text:span text:style-name="T1">. Заполнить данные из файла </text:span></text:span><text:span text:style-name="Основной_20_шрифт_20_абзаца"><text:span text:style-name="T1">“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partner</text:span></text:span><text:span text:style-name="Основной_20_шрифт_20_абзаца"><text:span text:style-name="T1">”</text:span></text:span></text:p>
      <text:p text:style-name="P1">Результат: «Спасибо! Мы приняли анкету и перезвоним вам в ближайшее время.»</text:p>
      <text:p text:style-name="P1"/>
      <text:p text:style-name="P1">71. Форма обратной связи для подрядчиков</text:p>
      <text:p text:style-name="P1"><text:tab/>1. Перейти в форму обратной связи для подрядчиков</text:p>
      <text:p text:style-name="P4">xPath /html/body/div[2]/footer/div[1]/div[1]/details[2]/div/a[2]</text:p>
      <text:p text:style-name="Standard"><text:span text:style-name="Основной_20_шрифт_20_абзаца"><text:span text:style-name="T5"><text:tab/></text:span></text:span><text:span text:style-name="Основной_20_шрифт_20_абзаца"><text:span text:style-name="T1">2</text:span></text:span><text:span text:style-name="Основной_20_шрифт_20_абзаца"><text:span text:style-name="T1">. Заполнить данные из файла </text:span></text:span><text:span text:style-name="Основной_20_шрифт_20_абзаца"><text:span text:style-name="T1">“</text:span></text:span><text:span text:style-name="Основной_20_шрифт_20_абзаца"><text:span text:style-name="T5">fake</text:span></text:span><text:span text:style-name="Основной_20_шрифт_20_абзаца"><text:span text:style-name="T1">_</text:span></text:span><text:span text:style-name="Основной_20_шрифт_20_абзаца"><text:span text:style-name="T5">partner</text:span></text:span><text:span text:style-name="Основной_20_шрифт_20_абзаца"><text:span text:style-name="T1">”</text:span></text:span><text:span text:style-name="Основной_20_шрифт_20_абзаца"><text:span text:style-name="T1">, вместо ссылки на резюме прописать 1111</text:span></text:span></text:p>
      <text:p text:style-name="P1">Результат: Ошибка: Укажите, пожалуйста, корректный URL</text:p>
      <text:p text:style-name="P1"><text:soft-page-break/></text:p>
      <text:p text:style-name="P2">72. Форма обратной связи для подрядчиков</text:p>
      <text:p text:style-name="P2"><text:tab/>1. Перейти в форму обратной связи для подрядчиков</text:p>
      <text:p text:style-name="P5">xPath /html/body/div[2]/footer/div[1]/div[1]/details[2]/div/a[2]</text:p>
      <text:p text:style-name="Standard"><text:span text:style-name="Основной_20_шрифт_20_абзаца"><text:span text:style-name="T6"><text:tab/></text:span></text:span><text:span text:style-name="Основной_20_шрифт_20_абзаца"><text:span text:style-name="T3">2. Заполнить данные из файла “</text:span></text:span><text:span text:style-name="Основной_20_шрифт_20_абзаца"><text:span text:style-name="T6">fake</text:span></text:span><text:span text:style-name="Основной_20_шрифт_20_абзаца"><text:span text:style-name="T3">_</text:span></text:span><text:span text:style-name="Основной_20_шрифт_20_абзаца"><text:span text:style-name="T6">partner</text:span></text:span><text:span text:style-name="Основной_20_шрифт_20_абзаца"><text:span text:style-name="T3">”, почту прописать не латиницей</text:span></text:span></text:p>
      <text:p text:style-name="P2">Ожидаемый результат: Ошибка</text:p>
      <text:p text:style-name="P2">Результат: почта корректна</text:p>
      <text:p text:style-name="P1"/>
      <text:p text:style-name="P2">73. Форма обратной связи для подрядчиков</text:p>
      <text:p text:style-name="P2"><text:tab/>1. Перейти в форму обратной связи для подрядчиков</text:p>
      <text:p text:style-name="P5">xPath /html/body/div[2]/footer/div[1]/div[1]/details[2]/div/a[2]</text:p>
      <text:p text:style-name="Standard"><text:span text:style-name="Основной_20_шрифт_20_абзаца"><text:span text:style-name="T6"><text:tab/></text:span></text:span><text:span text:style-name="Основной_20_шрифт_20_абзаца"><text:span text:style-name="T3">2. Заполнить данные из файла “</text:span></text:span><text:span text:style-name="Основной_20_шрифт_20_абзаца"><text:span text:style-name="T6">fake</text:span></text:span><text:span text:style-name="Основной_20_шрифт_20_абзаца"><text:span text:style-name="T3">_</text:span></text:span><text:span text:style-name="Основной_20_шрифт_20_абзаца"><text:span text:style-name="T6">partner</text:span></text:span><text:span text:style-name="Основной_20_шрифт_20_абзаца"><text:span text:style-name="T3">”, вместо номера телефона указать все единицу и все ноли</text:span></text:span></text:p>
      <text:p text:style-name="P2">Ожидаемый результат: ошибка</text:p>
      <text:p text:style-name="P2">Результат: Номер корректен</text:p>
      <text:p text:style-name="P1"/>
      <text:p text:style-name="P2">73. Форма обратной связи для подрядчиков</text:p>
      <text:p text:style-name="P2"><text:tab/>1. Перейти в форму обратной связи для подрядчиков</text:p>
      <text:p text:style-name="P5">xPath /html/body/div[2]/footer/div[1]/div[1]/details[2]/div/a[2]</text:p>
      <text:list xml:id="list38318494" text:continue-list="list38325922" text:style-name="L19">
        <text:list-item>
          <text:p text:style-name="P44"><text:span text:style-name="Основной_20_шрифт_20_абзаца"><text:span text:style-name="T3">Заполнить данные из файла “</text:span></text:span><text:span text:style-name="Основной_20_шрифт_20_абзаца"><text:span text:style-name="T6">fake</text:span></text:span><text:span text:style-name="Основной_20_шрифт_20_абзаца"><text:span text:style-name="T3">_</text:span></text:span><text:span text:style-name="Основной_20_шрифт_20_абзаца"><text:span text:style-name="T6">partner</text:span></text:span><text:span text:style-name="Основной_20_шрифт_20_абзаца"><text:span text:style-name="T3">”, вместо имени прописать символы и цифры</text:span></text:span></text:p>
        </text:list-item>
      </text:list>
      <text:p text:style-name="P2">Ожидаемый результат: ошибка</text:p>
      <text:p text:style-name="P2">Результат: Имя корректно</text:p>
      <text:p text:style-name="P1"/>
      <text:p text:style-name="P1">74. Пользовательское соглашение</text:p>
      <text:p text:style-name="P10">1. Перейти на страницу пользовательского соглашения </text:p>
      <text:p text:style-name="P4">xPath //*[@id="recorddiv50434574"]/div[3]/div/div/div/div/div[3]/a</text:p>
      <text:p text:style-name="P4"/>
      <text:p text:style-name="P1">Результат: Страница открывается, текст на месте</text:p>
      <text:p text:style-name="P1"/>
      <text:list xml:id="list3756142545933768117" text:style-name="L21">
        <text:list-item>
          <text:p text:style-name="P38">Форма обратной связи через мессенджер</text:p>
          <text:p text:style-name="P38">1. Переходим в «Центр поддержки Ламода»</text:p>
        </text:list-item>
      </text:list>
      <text:p text:style-name="P10">2. Открыть форму обратной связи через мессенджер</text:p>
      <text:p text:style-name="P4">xPath //*[@id="contacts"]/div[1]/div[2]</text:p>
      <text:p text:style-name="P10">3. Нажимаем кнопку «Связаться»</text:p>
      <text:p text:style-name="P1">Результат: Открывается форма связи через выбранный мессенджер</text:p>
      <text:p text:style-name="P1"/>
      <text:p text:style-name="P1">76. Центр поддержки Ламода</text:p>
      <text:p text:style-name="P1">1. На странице https://www.lamoda.ru/lp/partners/?from=footer</text:p>
      <text:p text:style-name="P1">Открыть заголовок</text:p>
      <text:p text:style-name="P1">Результат: ошибка в заголовке</text:p>
      <text:p text:style-name="Standard"><text:span text:style-name="Основной_20_шрифт_20_абзаца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Win32 OpenOffice.org_project/419m1$Build-9805</meta:generator>
    <meta:initial-creator>Наталия</meta:initial-creator>
    <meta:creation-date>2022-03-12T11:57:00Z</meta:creation-date>
    <dc:date>2022-03-17T00:47:20.10</dc:date>
    <meta:editing-cycles>4</meta:editing-cycles>
    <meta:editing-duration>PT3H35M44S</meta:editing-duration>
    <meta:document-statistic meta:table-count="0" meta:image-count="0" meta:object-count="0" meta:page-count="11" meta:paragraph-count="437" meta:word-count="2488" meta:character-count="19186"/>
    <meta:user-defined meta:name="Info 1"/>
    <meta:user-defined meta:name="Info 2"/>
    <meta:user-defined meta:name="Info 3"/>
    <meta:user-defined meta:name="Info 4"/>
    <meta:template xlink:type="simple" xlink:actuate="onRequest" xlink:title="" xlink:href="../../Downloads/Telegram%20Desktop/Тесты%20Ламода.odt/Normal.dotm"/>
  </office:meta>
</office:document-meta>
</file>